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7cm" fo:min-width="26.8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1.254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4.009cm" fo:min-width="3.11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2.142cm" fo:min-width="2.292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45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97cm" fo:min-width="1.32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97cm" fo:min-width="2.62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014cm" fo:min-width="2.614cm"/>
      <style:paragraph-properties style:writing-mode="lr-tb"/>
    </style:style>
    <style:style style:name="gr13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3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28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31" style:family="graphic" style:parent-style-name="objectwithoutfill">
      <style:graphic-properties draw:stroke="solid" draw:stroke-dash="Dash" draw:marker-end="Arrow" draw:marker-end-width="0.3cm" draw:fill="none" draw:textarea-vertical-align="middle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1.014cm" fo:min-width="2.564cm"/>
      <style:paragraph-properties style:writing-mode="lr-tb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2.456cm" fo:min-width="1.756cm"/>
      <style:paragraph-properties style:writing-mode="lr-tb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1.06cm" fo:min-width="2.11cm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97cm" fo:min-width="2.069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41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45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49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53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54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5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8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860d"/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5cm" svg:height="17.25cm" svg:x="1.1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.4cm" svg:y="8.2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cm" svg:x="1.4cm" svg:y="2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.85cm" svg:height="1cm" svg:x="3.8cm" svg:y="3.5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cm" svg:height="4.649cm" svg:x="5.85cm" svg:y="1.801cm">
          <text:p text:style-name="P5"><text:span text:style-name="T1">Console</text:span></text:p>
          <text:p text:style-name="P5"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3cm" svg:height="1cm" svg:x="6.4cm" svg:y="2.1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3cm" svg:height="1cm" svg:x="6.4cm" svg:y="5.3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25cm" svg:height="1.5cm" svg:x="5.5cm" svg:y="10.2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3.05cm" svg:height="2.65cm" svg:x="1.6cm" svg:y="11.85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1" draw:id="id11" draw:layer="layout" svg:width="3.05cm" svg:height="1cm" svg:x="1.6cm" svg:y="15.1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2" draw:id="id12" draw:layer="layout" svg:width="1.95cm" svg:height="1.35cm" svg:x="2.2cm" svg:y="16.7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3" draw:id="id13" draw:layer="layout" svg:width="3.25cm" svg:height="1.35cm" svg:x="5.5cm" svg:y="16.75cm">
          <text:p text:style-name="P5">Stepper</text:p>
          <text:p text:style-name="P5">prep se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4" draw:id="id14" draw:layer="layout" svg:width="3.25cm" svg:height="1.4cm" svg:x="5.5cm" svg:y="14.7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25cm" svg:height="5.25cm" svg:x="13cm" svg:y="2.8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3.7cm" svg:y="4.1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2" draw:id="id2" draw:layer="layout" svg:width="4cm" svg:height="1cm" svg:x="13.7cm" svg:y="5.3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4cm" svg:height="1cm" svg:x="13.7cm" svg:y="6.5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9.4cm" svg:y1="5.8cm" svg:x2="13.7cm" svg:y2="5.8cm" draw:start-shape="id1" draw:start-glue-point="1" draw:end-shape="id2" draw:end-glue-point="3" svg:d="M9400 5800h4300" svg:viewBox="0 0 4301 1">
          <text:p text:style-name="P10"><text:span text:style-name="T2">Commands</text:span></text:p>
          <text:p text:style-name="P10"/>
        </draw:connector>
        <draw:connector draw:style-name="gr16" draw:text-style-name="P12" draw:layer="layout" svg:x1="6.4cm" svg:y1="2.6cm" svg:x2="4.725cm" svg:y2="3.5cm" draw:start-shape="id3" draw:start-glue-point="3" draw:end-shape="id4" draw:end-glue-point="0" svg:d="M6400 2600h-1675v900" svg:viewBox="0 0 1676 901">
          <text:p/>
        </draw:connector>
        <draw:connector draw:style-name="gr17" draw:text-style-name="P12" draw:layer="layout" svg:x1="4.725cm" svg:y1="4.5cm" svg:x2="6.4cm" svg:y2="5.8cm" draw:start-shape="id4" draw:start-glue-point="2" draw:end-shape="id1" draw:end-glue-point="3" svg:d="M4725 4500v1300h1675" svg:viewBox="0 0 1676 1301">
          <text:p/>
        </draw:connector>
        <draw:custom-shape draw:style-name="gr18" draw:text-style-name="P7" xml:id="id6" draw:id="id6" draw:layer="layout" svg:width="9.45cm" svg:height="8.4cm" svg:x="18.85cm" svg:y="2.8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5" draw:id="id15" draw:layer="layout" svg:width="4cm" svg:height="1cm" svg:x="19.55cm" svg:y="4.7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55cm" svg:y="6.2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7.7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9.2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8" draw:id="id18" draw:layer="layout" svg:width="4cm" svg:height="1cm" svg:x="19.55cm" svg:y="9.2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4.7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6.2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55cm" svg:y="7.7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7.7cm" svg:y1="7cm" svg:x2="18.85cm" svg:y2="7cm" draw:start-shape="id5" draw:start-glue-point="1" draw:end-shape="id6" draw:end-glue-point="3" svg:d="M17700 7000h1150" svg:viewBox="0 0 1151 1">
          <text:p/>
        </draw:connector>
        <draw:g>
          <draw:custom-shape draw:style-name="gr20" draw:text-style-name="P8" draw:layer="layout" svg:width="3cm" svg:height="0.25cm" svg:x="21.4cm" svg:y="14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cm" svg:height="0.25cm" svg:x="21.4cm" svg:y="15.8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cm" svg:height="0.25cm" svg:x="21.4cm" svg:y="17.7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3cm" svg:height="0.25cm" svg:x="21.4cm" svg:y="14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cm" svg:height="0.25cm" svg:x="21.4cm" svg:y="16.25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2" draw:layer="layout" svg:x1="5.5cm" svg:y1="13.175cm" svg:x2="4.65cm" svg:y2="13.175cm" draw:start-shape="id7" draw:start-glue-point="3" draw:end-shape="id8" draw:end-glue-point="1" svg:d="M5500 13175h-850" svg:viewBox="0 0 851 1">
          <text:p/>
        </draw:connector>
        <draw:connector draw:style-name="gr25" draw:text-style-name="P12" draw:layer="layout" svg:x1="5.5cm" svg:y1="10.95cm" svg:x2="3.125cm" svg:y2="11.85cm" draw:start-shape="id9" draw:start-glue-point="3" draw:end-shape="id8" draw:end-glue-point="0" svg:d="M5500 10950h-2375v900" svg:viewBox="0 0 2376 901">
          <text:p/>
        </draw:connector>
        <draw:connector draw:style-name="gr19" draw:text-style-name="P12" draw:layer="layout" svg:x1="8.525cm" svg:y1="8.2cm" svg:x2="13.7cm" svg:y2="7cm" draw:start-shape="id10" draw:start-glue-point="0" draw:end-shape="id5" draw:end-glue-point="3" svg:d="M8525 8200v-1200h5175" svg:viewBox="0 0 5176 1201">
          <text:p/>
        </draw:connector>
        <draw:connector draw:style-name="gr25" draw:text-style-name="P12" draw:layer="layout" svg:x1="3.125cm" svg:y1="16.1cm" svg:x2="3.175cm" svg:y2="16.75cm" draw:start-shape="id11" draw:start-glue-point="2" draw:end-shape="id12" draw:end-glue-point="0" svg:d="M3125 16100v326h50v324" svg:viewBox="0 0 51 651">
          <text:p/>
        </draw:connector>
        <draw:connector draw:style-name="gr25" draw:text-style-name="P12" draw:layer="layout" svg:x1="3.125cm" svg:y1="14.5cm" svg:x2="3.125cm" svg:y2="15.1cm" draw:start-shape="id8" draw:start-glue-point="2" draw:end-shape="id11" draw:end-glue-point="0" svg:d="M3125 14500v600" svg:viewBox="0 0 1 601">
          <text:p/>
        </draw:connector>
        <draw:connector draw:style-name="gr25" draw:text-style-name="P12" draw:layer="layout" svg:x1="7.125cm" svg:y1="16.75cm" svg:x2="7.125cm" svg:y2="16.1cm" draw:start-shape="id13" draw:start-glue-point="0" draw:end-shape="id14" draw:end-glue-point="2" svg:d="M7125 16750v-650" svg:viewBox="0 0 1 651">
          <text:p/>
        </draw:connector>
        <draw:connector draw:style-name="gr25" draw:text-style-name="P12" draw:layer="layout" svg:x1="4.15cm" svg:y1="17.425cm" svg:x2="5.5cm" svg:y2="17.425cm" draw:start-shape="id12" draw:start-glue-point="1" draw:end-shape="id13" draw:end-glue-point="3" svg:d="M4150 17425h1350" svg:viewBox="0 0 1351 1">
          <text:p/>
        </draw:connector>
        <draw:connector draw:style-name="gr25" draw:text-style-name="P12" draw:layer="layout" svg:x1="17.7cm" svg:y1="5.8cm" svg:x2="19.55cm" svg:y2="5.2cm" draw:start-shape="id2" draw:start-glue-point="1" draw:end-shape="id15" draw:end-glue-point="3" svg:d="M17700 5800h926v-600h924" svg:viewBox="0 0 1851 601">
          <text:p/>
        </draw:connector>
        <draw:connector draw:style-name="gr19" draw:text-style-name="P12" draw:layer="layout" svg:x1="3.15cm" svg:y1="4cm" svg:x2="3.8cm" svg:y2="4cm" draw:start-shape="id16" draw:start-glue-point="1" draw:end-shape="id4" draw:end-glue-point="3" svg:d="M3150 4000h650" svg:viewBox="0 0 651 1">
          <text:p/>
        </draw:connector>
        <draw:connector draw:style-name="gr26" draw:text-style-name="P12" draw:layer="layout" svg:x1="21.55cm" svg:y1="4.7cm" svg:x2="9.4cm" svg:y2="2.6cm" draw:start-shape="id15" draw:start-glue-point="0" draw:end-shape="id3" draw:end-glue-point="1" svg:d="M21550 4700v-2100h-12150" svg:viewBox="0 0 12151 2101">
          <text:p/>
        </draw:connector>
        <draw:custom-shape draw:style-name="gr27" draw:text-style-name="P9" xml:id="id17" draw:id="id17" draw:layer="layout" svg:width="3.2cm" svg:height="1.45cm" svg:x="9.2cm" svg:y="12.45cm">
          <text:p text:style-name="P5">Steps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4" draw:layer="layout" draw:line-skew="-0.126cm" svg:x1="7.9cm" svg:y1="6.3cm" svg:x2="10.8cm" svg:y2="12.45cm" draw:start-shape="id1" draw:start-glue-point="2" draw:end-shape="id17" draw:end-glue-point="0" svg:d="M7900 6300v2950h2900v3200" svg:viewBox="0 0 2901 6151">
          <text:p/>
        </draw:connector>
        <draw:connector draw:style-name="gr29" draw:text-style-name="P14" draw:layer="layout" draw:line-skew="0.999cm" svg:x1="7.9cm" svg:y1="6.3cm" svg:x2="7.125cm" svg:y2="10.2cm" draw:start-shape="id1" draw:start-glue-point="2" draw:end-shape="id9" draw:end-glue-point="0" svg:d="M7900 6300v2950h-775v950" svg:viewBox="0 0 776 3901">
          <text:p text:style-name="P15"/>
          <text:p text:style-name="P15"/>
          <text:p text:style-name="P15"><text:tab/>Motion data</text:p>
        </draw:connector>
        <draw:connector draw:style-name="gr25" draw:text-style-name="P12" draw:layer="layout" svg:x1="19.55cm" svg:y1="9.7cm" svg:x2="14.201cm" svg:y2="11.7cm" draw:start-shape="id18" draw:start-glue-point="3" draw:end-shape="id19" draw:end-glue-point="0" svg:d="M19550 9700h-5349v2000" svg:viewBox="0 0 5350 2001">
          <text:p/>
        </draw:connector>
        <draw:connector draw:style-name="gr25" draw:text-style-name="P12" draw:layer="layout" svg:x1="16.901cm" svg:y1="15.241cm" svg:x2="14.201cm" svg:y2="14.65cm" draw:start-shape="id20" draw:start-glue-point="3" draw:end-shape="id19" draw:end-glue-point="2" svg:d="M16901 15241h-2700v-591" svg:viewBox="0 0 2701 592">
          <text:p/>
        </draw:connector>
        <draw:connector draw:style-name="gr25" draw:text-style-name="P12" draw:layer="layout" svg:x1="23.575cm" svg:y1="11.2cm" svg:x2="19.65cm" svg:y2="13.177cm" draw:start-shape="id6" draw:start-glue-point="2" draw:end-shape="id21" draw:end-glue-point="1" svg:d="M23575 11200v1977h-3925" svg:viewBox="0 0 3926 1978">
          <text:p/>
        </draw:connector>
        <draw:connector draw:style-name="gr25" draw:text-style-name="P12" draw:layer="layout" svg:x1="8.75cm" svg:y1="15.4cm" svg:x2="9.2cm" svg:y2="15.4cm" draw:start-shape="id14" draw:start-glue-point="1" draw:end-shape="id22" draw:end-glue-point="3" svg:d="M8750 15400h450" svg:viewBox="0 0 451 1">
          <text:p/>
        </draw:connector>
        <draw:connector draw:style-name="gr25" draw:text-style-name="P12" draw:layer="layout" svg:x1="15.451cm" svg:y1="13.175cm" svg:x2="16.9cm" svg:y2="13.177cm" draw:start-shape="id19" draw:start-glue-point="1" draw:end-shape="id21" draw:end-glue-point="3" svg:d="M15451 13175h725v2h724" svg:viewBox="0 0 1450 3">
          <text:p/>
        </draw:connector>
        <draw:custom-shape draw:style-name="gr30" draw:text-style-name="P17" xml:id="id7" draw:id="id7" draw:layer="layout" svg:width="3.2cm" svg:height="1.45cm" svg:x="5.5cm" svg:y="12.45cm">
          <text:p text:style-name="P16">Bolts&amp;Nuts</text:p>
          <text:p text:style-name="P16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0.8cm" svg:y1="14.7cm" svg:x2="10.8cm" svg:y2="13.9cm" draw:start-shape="id22" draw:start-glue-point="0" draw:end-shape="id17" draw:end-glue-point="2" svg:d="M10800 14700v-800" svg:viewBox="0 0 1 801">
          <text:p/>
        </draw:connector>
        <draw:custom-shape draw:style-name="gr32" draw:text-style-name="P9" xml:id="id22" draw:id="id22" draw:layer="layout" svg:width="3.2cm" svg:height="1.4cm" svg:x="9.2cm" svg:y="14.7cm">
          <text:p text:style-name="P5">Stepper</text:p>
          <text:p text:style-name="P5">prep step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9" draw:id="id19" draw:layer="layout" svg:width="2.5cm" svg:height="2.95cm" svg:x="12.951cm" svg:y="11.7cm">
          <text:p text:style-name="P5">Stepper</text:p>
          <text:p text:style-name="P5">execute</text:p>
          <text:p text:style-name="P5">Interrupt</text:p>
          <text:p text:style-name="P5">Handl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2.4cm" svg:y1="13.175cm" svg:x2="12.951cm" svg:y2="13.175cm" draw:start-shape="id17" draw:start-glue-point="1" draw:end-shape="id19" draw:end-glue-point="3" svg:d="M12400 13175h551" svg:viewBox="0 0 552 1">
          <text:p/>
        </draw:connector>
        <draw:custom-shape draw:style-name="gr34" draw:text-style-name="P6" xml:id="id21" draw:id="id21" draw:layer="layout" svg:width="2.75cm" svg:height="1.45cm" svg:x="16.9cm" svg:y="12.452cm">
          <text:p text:style-name="P5">GP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xml:id="id20" draw:id="id20" draw:layer="layout" svg:width="2.699cm" svg:height="1.35cm" svg:x="16.901cm" svg:y="14.566cm">
          <text:p text:style-name="P5">Stepper</text:p>
          <text:p text:style-name="P5">Interrup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6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draw:layer="layout" svg:width="6.847cm" svg:height="4cm" svg:x="7.753cm" svg:y="10.9cm">
          <text:p text:style-name="P16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27.3cm" svg:height="2.25cm" svg:x="1.2cm" svg:y="1.55cm">
          <text:p text:style-name="P19">1. All grbl on board</text:p>
          <text:p text:style-name="P19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2" draw:text-style-name="P11" draw:layer="layout" svg:width="6.848cm" svg:height="4cm" svg:x="7.752cm" svg:y="4cm">
            <text:p text:style-name="P5">Any dual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3.698cm" svg:height="2.498cm" svg:x="7.902cm" svg:y="5.352cm">
            <text:p text:style-name="P5">Core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2.548cm" svg:height="2.498cm" svg:x="11.802cm" svg:y="5.352cm">
            <text:p text:style-name="P5">Core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cm" svg:y="6.5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2cm" svg:y="6.5cm">
            <text:p text:style-name="P5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2cm" svg:y="6.502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1" draw:layer="layout" svg:width="2.852cm" svg:height="4cm" svg:x="14.85cm" svg:y="4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0" draw:layer="layout" svg:width="27.303cm" svg:height="4cm" svg:x="1.197cm" svg:y="4cm">
            <text:p text:style-name="P19">2. Math offloaded</text:p>
            <text:p text:style-name="P19">to second cor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22" draw:layer="layout" svg:width="27.25cm" svg:height="4cm" svg:x="1.25cm" svg:y="10.85cm">
          <text:p text:style-name="P21">4. Math offloaded</text:p>
          <text:p text:style-name="P21">to host and </text:p>
          <text:p text:style-name="P21">GRBL Core </text:p>
          <text:p text:style-name="P21">offloaded</text:p>
          <text:p text:style-name="P21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1" draw:text-style-name="P11" draw:layer="layout" svg:width="6.849cm" svg:height="2.25cm" svg:x="7.751cm" svg:y="8.3cm">
            <text:p text:style-name="P5">Any single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1" draw:layer="layout" svg:width="2.851cm" svg:height="2.25cm" svg:x="14.899cm" svg:y="8.3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0" draw:layer="layout" svg:width="27.304cm" svg:height="2.306cm" svg:x="1.196cm" svg:y="8.244cm">
            <text:p text:style-name="P19">3. Math offloaded</text:p>
            <text:p text:style-name="P19">to ho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5.35cm" svg:y="9.35cm">
            <text:p text:style-name="P5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2cm" svg:y="9.402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4cm" svg:y="9.404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18" draw:layer="layout" svg:width="6.847cm" svg:height="4cm" svg:x="7.754cm" svg:y="15.201cm">
          <text:p text:style-name="P16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27.249cm" svg:height="4cm" svg:x="1.251cm" svg:y="15.151cm">
          <text:p text:style-name="P21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draw:layer="layout" svg:width="6.847cm" svg:height="4cm" svg:x="14.854cm" svg:y="15.202cm">
          <text:p text:style-name="P16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3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5T12:35:57.192000000</dc:date>
    <meta:editing-duration>PT7H23M14S</meta:editing-duration>
    <meta:editing-cycles>135</meta:editing-cycles>
    <meta:generator>LibreOffice/7.1.3.2$Windows_X86_64 LibreOffice_project/47f78053abe362b9384784d31a6e56f8511eb1c1</meta:generator>
    <meta:document-statistic meta:object-count="107"/>
  </office:meta>
</office:document-meta>
</file>